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7cm" fo:min-width="2.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77cm" fo:min-width="8.32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1.07cm" fo:min-width="2.764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97cm" fo:min-width="15.72cm" fo:padding-top="0.165cm" fo:padding-bottom="0.165cm" fo:padding-left="0.29cm" fo:padding-right="0.29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951cm" fo:min-width="2.762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952cm" fo:min-width="2.763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95cm" fo:min-width="2.763cm"/>
    </style:style>
    <style:style style:name="gr8" style:family="graphic" style:parent-style-name="standard">
      <style:graphic-properties draw:textarea-horizontal-align="justify" draw:textarea-vertical-align="middle" draw:auto-grow-height="false" fo:min-height="1.07cm" fo:min-width="2.763cm"/>
    </style:style>
    <style:style style:name="gr9" style:family="graphic" style:parent-style-name="standard">
      <style:graphic-properties draw:opacity="100%" draw:textarea-horizontal-align="justify" draw:textarea-vertical-align="middle" draw:auto-grow-height="false" fo:min-height="0.85cm" fo:min-width="6.22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619cm" fo:min-width="4.558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954cm" fo:min-width="5.373cm"/>
    </style:style>
    <style:style style:name="gr13" style:family="graphic" style:parent-style-name="standard">
      <style:graphic-properties draw:textarea-horizontal-align="justify" draw:textarea-vertical-align="middle" draw:auto-grow-height="false" fo:min-height="1.485cm" fo:min-width="4.558cm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744cm" fo:min-width="2.346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0.744cm" fo:min-width="2.656cm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0.744cm" fo:min-width="2.657cm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1.955cm" fo:min-width="5.372cm"/>
    </style:style>
    <style:style style:name="gr20" style:family="graphic" style:parent-style-name="standard">
      <style:graphic-properties draw:opacity="100%" draw:textarea-horizontal-align="justify" draw:textarea-vertical-align="middle" draw:auto-grow-height="false" fo:min-height="0.85cm" fo:min-width="2.7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1.85cm" fo:min-width="4.498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3333"/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5pt"/>
    </style:style>
    <style:style style:name="P8" style:family="paragraph">
      <loext:graphic-properties draw:fill-color="#ff3333"/>
      <style:paragraph-properties fo:text-align="center"/>
      <style:text-properties fo:font-size="15pt"/>
    </style:style>
    <style:style style:name="P9" style:family="paragraph">
      <style:paragraph-properties fo:text-align="center"/>
      <style:text-properties fo:font-size="15pt" style:font-size-asian="16pt" style:font-size-complex="16pt"/>
    </style:style>
    <style:style style:name="P10" style:family="paragraph">
      <loext:graphic-properties draw:fill-color="#ff3333"/>
      <style:paragraph-properties fo:text-align="center"/>
      <style:text-properties fo:font-size="15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/>
    </style:style>
    <style:style style:name="T3" style:family="text">
      <style:text-properties fo:font-size="15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099cm" svg:height="2.5cm" svg:x="8.587cm" svg:y="17.4cm">
          <text:p text:style-name="P1">science</text:p>
          <text:p text:style-name="P1">fram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xml:id="id2" draw:id="id2" draw:layer="layout" svg:width="8.9cm" svg:height="2.1cm" svg:x="8.1cm" svg:y="6.6cm">
          <text:p text:style-name="P1">class</text:p>
          <text:p text:style-name="P1">Reduction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3.263cm" svg:height="2.5cm" svg:x="1cm" svg:y="17.4cm">
          <text:p text:style-name="P1">bias</text:p>
          <text:p text:style-name="P1">fram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xml:id="id3" draw:id="id3" draw:layer="layout" svg:width="16.3cm" svg:height="2.3cm" svg:x="4.4cm" svg:y="1cm">
          <text:p text:style-name="P1">argparse</text:p>
          <text:p text:style-name="P1">Pars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7" draw:id="id17" draw:layer="layout" svg:width="3.262cm" svg:height="2.201cm" svg:x="1.001cm" svg:y="12.5cm">
          <text:p text:style-name="P1">class</text:p>
          <text:p text:style-name="P1">Fold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6" draw:id="id16" draw:layer="layout" svg:width="3.263cm" svg:height="2.202cm" svg:x="8.505cm" svg:y="12.5cm">
          <text:p text:style-name="P1">class</text:p>
          <text:p text:style-name="P1">Fold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21" draw:id="id21" draw:layer="layout" svg:width="3.263cm" svg:height="2.2cm" svg:x="4.752cm" svg:y="12.5cm">
          <text:p text:style-name="P1">class</text:p>
          <text:p text:style-name="P1">Folder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6" draw:id="id6" draw:layer="layout" svg:width="3.262cm" svg:height="2.5cm" svg:x="4.753cm" svg:y="17.4cm">
          <text:p text:style-name="P1">flat</text:p>
          <text:p text:style-name="P1">field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3" xml:id="id1" draw:id="id1" draw:layer="layout" svg:width="6.721cm" svg:height="1.1cm" svg:x="9.196cm" svg:y="4.4cm">
          <text:p text:style-name="P1">configuration pre-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svg:x1="12.557cm" svg:y1="5.5cm" svg:x2="12.55cm" svg:y2="6.6cm" draw:start-shape="id1" draw:start-glue-point="6" draw:end-shape="id2" draw:end-glue-point="4" svg:d="M12557 5500v531h-7v569" svg:viewBox="0 0 8 1101">
          <text:p/>
        </draw:connector>
        <draw:connector draw:style-name="gr10" draw:text-style-name="P4" draw:layer="layout" svg:x1="12.55cm" svg:y1="3.3cm" svg:x2="12.557cm" svg:y2="4.4cm" draw:start-shape="id3" draw:start-glue-point="6" draw:end-shape="id1" draw:end-glue-point="4" svg:d="M12550 3300v571h7v529" svg:viewBox="0 0 8 1101">
          <text:p/>
        </draw:connector>
        <draw:custom-shape draw:style-name="gr11" draw:text-style-name="P1" xml:id="id8" draw:id="id8" draw:layer="layout" svg:width="5.873cm" svg:height="2.8cm" svg:x="21.067cm" svg:y="17.3cm">
          <text:p text:style-name="P1">Parameter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text-style-name="P4" draw:layer="layout" svg:x1="23.963cm" svg:y1="14.703cm" svg:x2="23.963cm" svg:y2="14.703cm" svg:d="M23963 14703z" svg:viewBox="0 0 1 1">
          <text:p/>
        </draw:connector>
        <draw:custom-shape draw:style-name="gr12" draw:text-style-name="P2" xml:id="id10" draw:id="id10" draw:layer="layout" svg:width="5.873cm" svg:height="2.204cm" svg:x="13.518cm" svg:y="12.5cm">
          <text:p text:style-name="P1">class</text:p>
          <text:p text:style-name="P1">Scripts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xml:id="id4" draw:id="id4" draw:layer="layout" svg:width="5.873cm" svg:height="2.6cm" svg:x="13.518cm" svg:y="17.4cm">
          <text:p text:style-name="P1">GUI scrip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4" draw:text-style-name="P4" draw:layer="layout" svg:x1="16.455cm" svg:y1="19.795cm" svg:x2="10.137cm" svg:y2="19.9cm" draw:start-shape="id4" draw:start-glue-point="6" draw:end-shape="id5" draw:end-glue-point="7" svg:d="M16455 19795v707h-6318v-602" svg:viewBox="0 0 6319 708">
          <text:p/>
        </draw:connector>
        <draw:connector draw:style-name="gr14" draw:text-style-name="P4" draw:layer="layout" svg:x1="16.455cm" svg:y1="19.795cm" svg:x2="6.384cm" svg:y2="19.9cm" draw:start-shape="id4" draw:start-glue-point="6" draw:end-shape="id6" draw:end-glue-point="7" svg:d="M16455 19795v707h-10071v-602" svg:viewBox="0 0 10072 708">
          <text:p/>
        </draw:connector>
        <draw:connector draw:style-name="gr14" draw:text-style-name="P4" draw:layer="layout" svg:x1="16.455cm" svg:y1="19.795cm" svg:x2="2.632cm" svg:y2="19.9cm" draw:start-shape="id4" draw:start-glue-point="6" draw:end-shape="id7" draw:end-glue-point="7" svg:d="M16455 19795v707h-13823v-602" svg:viewBox="0 0 13824 708">
          <text:p/>
        </draw:connector>
        <draw:connector draw:style-name="gr10" draw:text-style-name="P4" draw:layer="layout" svg:x1="21.067cm" svg:y1="18.7cm" svg:x2="19.391cm" svg:y2="18.7cm" draw:start-shape="id8" draw:start-glue-point="5" draw:end-shape="id4" draw:end-glue-point="7" svg:d="M21067 18700h-1676" svg:viewBox="0 0 1677 1">
          <text:p/>
        </draw:connector>
        <draw:custom-shape draw:style-name="gr15" draw:text-style-name="P6" xml:id="id15" draw:id="id15" draw:layer="layout" svg:width="2.952cm" svg:height="1.1cm" svg:x="11.1cm" svg:y="10cm">
          <text:p text:style-name="P5"><text:span text:style-name="T1">input 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9" draw:id="id9" draw:layer="layout" svg:width="3.262cm" svg:height="1.1cm" svg:x="14.823cm" svg:y="10cm">
          <text:p text:style-name="P7"><text:span text:style-name="T2">highlevel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svg:x1="16.454cm" svg:y1="11.1cm" svg:x2="16.455cm" svg:y2="12.5cm" draw:start-shape="id9" draw:start-glue-point="2" draw:end-shape="id10" draw:end-glue-point="4" svg:d="M16454 11100v701h1v699" svg:viewBox="0 0 2 1401">
          <text:p/>
        </draw:connector>
        <draw:custom-shape draw:style-name="gr17" draw:text-style-name="P10" xml:id="id11" draw:id="id11" draw:layer="layout" svg:width="3.263cm" svg:height="1.1cm" svg:x="14.823cm" svg:y="15.401cm">
          <text:p text:style-name="P9"><text:span text:style-name="T3">lowlevel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16.455cm" svg:y1="14.704cm" svg:x2="16.454cm" svg:y2="15.401cm" draw:start-shape="id10" draw:start-glue-point="6" draw:end-shape="id11" draw:end-glue-point="0" svg:d="M16455 14704v349h-1v348" svg:viewBox="0 0 2 698">
          <text:p/>
        </draw:connector>
        <draw:connector draw:style-name="gr10" draw:text-style-name="P4" draw:layer="layout" svg:x1="16.454cm" svg:y1="16.501cm" svg:x2="16.455cm" svg:y2="17.4cm" draw:start-shape="id11" draw:start-glue-point="2" draw:end-shape="id4" draw:end-glue-point="4" svg:d="M16454 16501v450h1v449" svg:viewBox="0 0 2 900">
          <text:p/>
        </draw:connector>
        <draw:custom-shape draw:style-name="gr16" draw:text-style-name="P8" xml:id="id14" draw:id="id14" draw:layer="layout" svg:width="3.262cm" svg:height="1.1cm" svg:x="22.374cm" svg:y="15.402cm">
          <text:p text:style-name="P7"><text:span text:style-name="T2">read/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12" draw:id="id12" draw:layer="layout" svg:width="3.263cm" svg:height="1.1cm" svg:x="22.373cm" svg:y="10.001cm">
          <text:p text:style-name="P7"><text:span text:style-name="T2">contro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3" draw:id="id13" draw:layer="layout" svg:width="5.872cm" svg:height="2.205cm" svg:x="21.068cm" svg:y="12.5cm">
          <text:p text:style-name="P1">class</text:p>
          <text:p text:style-name="P1">Parameter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svg:x1="24.004cm" svg:y1="11.101cm" svg:x2="24.004cm" svg:y2="12.5cm" draw:start-shape="id12" draw:start-glue-point="2" draw:end-shape="id13" draw:end-glue-point="4" svg:d="M24004 11101v1399" svg:viewBox="0 0 1 1400">
          <text:p/>
        </draw:connector>
        <draw:connector draw:style-name="gr10" draw:text-style-name="P4" draw:layer="layout" svg:x1="24.005cm" svg:y1="16.502cm" svg:x2="24.004cm" svg:y2="17.3cm" draw:start-shape="id14" draw:start-glue-point="2" draw:end-shape="id8" draw:end-glue-point="4" svg:d="M24005 16502v400h-1v398" svg:viewBox="0 0 2 799">
          <text:p/>
        </draw:connector>
        <draw:connector draw:style-name="gr18" draw:text-style-name="P1" draw:layer="layout" svg:x1="17cm" svg:y1="7.65cm" svg:x2="24.004cm" svg:y2="10.001cm" draw:start-shape="id2" draw:start-glue-point="7" draw:end-shape="id12" draw:end-glue-point="0" svg:d="M17000 7650h7004v2351" svg:viewBox="0 0 7005 2352">
          <text:p/>
        </draw:connector>
        <draw:connector draw:style-name="gr10" draw:text-style-name="P4" draw:layer="layout" svg:x1="24.005cm" svg:y1="15.402cm" svg:x2="24.004cm" svg:y2="14.705cm" draw:start-shape="id14" draw:start-glue-point="0" draw:end-shape="id13" draw:end-glue-point="6" svg:d="M24005 15402v-348h-1v-349" svg:viewBox="0 0 2 698">
          <text:p/>
        </draw:connector>
        <draw:connector draw:style-name="gr10" draw:text-style-name="P4" draw:layer="layout" svg:x1="12.576cm" svg:y1="11.1cm" svg:x2="10.137cm" svg:y2="12.5cm" draw:start-shape="id15" draw:start-glue-point="2" draw:end-shape="id16" draw:end-glue-point="4" svg:d="M12576 11100v701h-2439v699" svg:viewBox="0 0 2440 1401">
          <text:p/>
        </draw:connector>
        <draw:connector draw:style-name="gr10" draw:text-style-name="P4" draw:layer="layout" svg:x1="12.576cm" svg:y1="11.1cm" svg:x2="2.632cm" svg:y2="12.5cm" draw:start-shape="id15" draw:start-glue-point="2" draw:end-shape="id17" draw:end-glue-point="4" svg:d="M12576 11100v700h-9944v700" svg:viewBox="0 0 9945 1401">
          <text:p/>
        </draw:connector>
        <draw:custom-shape draw:style-name="gr17" draw:text-style-name="P10" xml:id="id19" draw:id="id19" draw:layer="layout" svg:width="3.263cm" svg:height="1.1cm" svg:x="4.754cm" svg:y="15.402cm">
          <text:p text:style-name="P9"><text:span text:style-name="T3">sc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8" draw:id="id18" draw:layer="layout" svg:width="3.263cm" svg:height="1.1cm" svg:x="1.002cm" svg:y="15.403cm">
          <text:p text:style-name="P9"><text:span text:style-name="T3">sc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20" draw:id="id20" draw:layer="layout" svg:width="3.263cm" svg:height="1.1cm" svg:x="8.508cm" svg:y="15.404cm">
          <text:p text:style-name="P7"><text:span text:style-name="T2">sc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svg:x1="2.633cm" svg:y1="16.503cm" svg:x2="2.632cm" svg:y2="17.4cm" draw:start-shape="id18" draw:start-glue-point="2" draw:end-shape="id7" draw:end-glue-point="5" svg:d="M2633 16503v449h-1v448" svg:viewBox="0 0 2 898">
          <text:p/>
        </draw:connector>
        <draw:connector draw:style-name="gr10" draw:text-style-name="P4" draw:layer="layout" svg:x1="6.385cm" svg:y1="16.502cm" svg:x2="6.384cm" svg:y2="17.4cm" draw:start-shape="id19" draw:start-glue-point="2" draw:end-shape="id6" draw:end-glue-point="5" svg:d="M6385 16502v450h-1v448" svg:viewBox="0 0 2 899">
          <text:p/>
        </draw:connector>
        <draw:connector draw:style-name="gr10" draw:text-style-name="P4" draw:layer="layout" svg:x1="10.139cm" svg:y1="16.504cm" svg:x2="10.137cm" svg:y2="17.4cm" draw:start-shape="id20" draw:start-glue-point="2" draw:end-shape="id5" draw:end-glue-point="5" svg:d="M10139 16504v449h-2v447" svg:viewBox="0 0 3 897">
          <text:p/>
        </draw:connector>
        <draw:connector draw:style-name="gr18" draw:text-style-name="P1" draw:layer="layout" svg:x1="2.632cm" svg:y1="14.701cm" svg:x2="2.633cm" svg:y2="15.403cm" draw:start-shape="id17" draw:start-glue-point="6" draw:end-shape="id18" draw:end-glue-point="0" svg:d="M2632 14701v351h1v351" svg:viewBox="0 0 2 703">
          <text:p/>
        </draw:connector>
        <draw:connector draw:style-name="gr18" draw:text-style-name="P1" draw:layer="layout" svg:x1="6.384cm" svg:y1="14.7cm" svg:x2="6.385cm" svg:y2="15.402cm" draw:start-shape="id21" draw:start-glue-point="6" draw:end-shape="id19" draw:end-glue-point="0" svg:d="M6384 14700v352h1v350" svg:viewBox="0 0 2 703">
          <text:p/>
        </draw:connector>
        <draw:connector draw:style-name="gr18" draw:text-style-name="P1" draw:layer="layout" svg:x1="10.137cm" svg:y1="14.702cm" svg:x2="10.139cm" svg:y2="15.404cm" draw:start-shape="id16" draw:start-glue-point="6" draw:end-shape="id20" draw:end-glue-point="0" svg:d="M10137 14702v352h2v350" svg:viewBox="0 0 3 703">
          <text:p/>
        </draw:connector>
        <draw:custom-shape draw:style-name="gr20" draw:text-style-name="P3" xml:id="id22" draw:id="id22" draw:layer="layout" svg:width="3.2cm" svg:height="1.1cm" svg:x="22.8cm" svg:y="1.6cm">
          <text:p text:style-name="P1">hel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svg:x1="20.7cm" svg:y1="2.15cm" svg:x2="22.8cm" svg:y2="2.15cm" draw:start-shape="id3" draw:start-glue-point="7" draw:end-shape="id22" svg:d="M20700 2150h2100" svg:viewBox="0 0 2101 1">
          <text:p/>
        </draw:connector>
        <draw:connector draw:style-name="gr10" draw:text-style-name="P4" draw:layer="layout" svg:x1="14.052cm" svg:y1="10.55cm" svg:x2="14.823cm" svg:y2="10.55cm" draw:start-shape="id15" draw:start-glue-point="1" draw:end-shape="id9" draw:end-glue-point="3" svg:d="M14052 10550h771" svg:viewBox="0 0 772 1">
          <text:p/>
        </draw:connector>
        <draw:connector draw:style-name="gr14" draw:text-style-name="P4" draw:layer="layout" svg:x1="6.384cm" svg:y1="12.5cm" svg:x2="12.576cm" svg:y2="11.1cm" draw:start-shape="id21" draw:start-glue-point="4" draw:end-shape="id15" draw:end-glue-point="2" svg:d="M6384 12500v-699h6192v-701" svg:viewBox="0 0 6193 1401">
          <text:p/>
        </draw:connector>
        <draw:custom-shape draw:style-name="gr21" draw:text-style-name="P2" xml:id="id23" draw:id="id23" draw:layer="layout" svg:width="4.998cm" svg:height="2.1cm" svg:x="1.002cm" svg:y="6.6cm">
          <text:p text:style-name="P1">class</text:p>
          <text:p text:style-name="P1">Instrument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svg:x1="6cm" svg:y1="7.65cm" svg:x2="8.1cm" svg:y2="7.65cm" draw:start-shape="id23" draw:start-glue-point="7" draw:end-shape="id2" draw:end-glue-point="5" svg:d="M6000 7650h2100" svg:viewBox="0 0 2101 1">
          <text:p/>
        </draw:connector>
        <draw:connector draw:style-name="gr10" draw:text-style-name="P4" draw:layer="layout" svg:x1="4.4cm" svg:y1="2.15cm" svg:x2="3.501cm" svg:y2="6.6cm" draw:start-shape="id3" draw:start-glue-point="5" draw:end-shape="id23" draw:end-glue-point="4" svg:d="M4400 2150h-899v4450" svg:viewBox="0 0 900 4451">
          <text:p/>
        </draw:connector>
        <draw:connector draw:style-name="gr14" draw:text-style-name="P4" draw:layer="layout" svg:x1="12.55cm" svg:y1="8.7cm" svg:x2="12.576cm" svg:y2="10cm" draw:start-shape="id2" draw:start-glue-point="6" draw:end-shape="id15" draw:end-glue-point="0" svg:d="M12550 8700v671h26v629" svg:viewBox="0 0 27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02:41:24.773871491</meta:creation-date>
    <dc:date>2017-06-15T03:42:59.848362385</dc:date>
    <meta:editing-duration>PT9M40S</meta:editing-duration>
    <meta:editing-cycles>1</meta:editing-cycles>
    <meta:document-statistic meta:object-count="51"/>
    <meta:generator>LibreOffice/5.1.6.2$Linux_X86_64 LibreOffice_project/10m0$Build-2</meta:generator>
  </office:meta>
</office:document-meta>
</file>